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14f" officeooo:paragraph-rsid="001111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es com Estados, Eventos, e Formulários<text:tab/><text:tab/><text:tab/><text:tab/><text:tab/><text:tab/>11/06/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4:17:59.749867656</meta:creation-date>
    <dc:date>2023-06-11T14:19:24.987086347</dc:date>
    <meta:editing-duration>PT1M29S</meta:editing-duration>
    <meta:editing-cycles>1</meta:editing-cycles>
    <meta:document-statistic meta:table-count="0" meta:image-count="0" meta:object-count="0" meta:page-count="1" meta:paragraph-count="1" meta:word-count="7" meta:character-count="63" meta:non-whitespace-character-count="52"/>
    <meta:generator>LibreOffice/7.3.7.2$Linux_X86_64 LibreOffice_project/30$Build-2</meta:generator>
  </office:meta>
</office:document-meta>
</file>